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Web" style:master-page-name="MP0" style:family="paragraph">
      <style:paragraph-properties fo:break-before="page" fo:margin-bottom="0in"/>
    </style:style>
  </office:automatic-styles>
  <office:body>
    <office:text text:use-soft-page-breaks="true">
      <text:p text:style-name="P1">Soy Palaszczuk Martin y me encantan los retos, la creatividad, la música y por supuesto la informática, por ello, realice este página web para poder llevar a cada uno de ustedes algunos conocimientos de Ingeniería Química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 Alejandro Palaszczuk</dc:creator>
    <meta:creation-date>2009-04-16T11:32:00Z</meta:creation-date>
    <dc:date>2021-05-20T19:29:00Z</dc:date>
    <meta:template xlink:href="Normal.dotm" xlink:type="simple"/>
    <meta:editing-cycles>3</meta:editing-cycles>
    <meta:editing-duration>PT840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4" meta:character-count="223" meta:row-count="1" meta:non-whitespace-character-count="190"/>
  </office:meta>
</office:document-meta>
</file>